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bbe55" officeooo:paragraph-rsid="000bbe55"/>
    </style:style>
    <style:style style:name="P2" style:family="paragraph" style:parent-style-name="Standard" style:list-style-name="L2">
      <style:text-properties style:text-underline-style="solid" style:text-underline-width="auto" style:text-underline-color="font-color" officeooo:rsid="000bbe55" officeooo:paragraph-rsid="000bbe55"/>
    </style:style>
    <style:style style:name="P3" style:family="paragraph" style:parent-style-name="Standard" style:list-style-name="L3">
      <style:text-properties style:text-underline-style="none" officeooo:rsid="000bbe55" officeooo:paragraph-rsid="000bbe55"/>
    </style:style>
    <style:style style:name="P4" style:family="paragraph" style:parent-style-name="Standard">
      <style:text-properties style:text-underline-style="none" officeooo:rsid="000bbe55" officeooo:paragraph-rsid="000bbe55"/>
    </style:style>
    <style:style style:name="P5" style:family="paragraph" style:parent-style-name="Standard" style:list-style-name="L4">
      <style:text-properties style:text-underline-style="none" officeooo:rsid="000bbe55" officeooo:paragraph-rsid="000bbe55"/>
    </style:style>
    <style:style style:name="P6" style:family="paragraph" style:parent-style-name="Standard" style:list-style-name="L5">
      <style:text-properties style:text-underline-style="none" officeooo:rsid="000bbe55" officeooo:paragraph-rsid="000bbe55"/>
    </style:style>
    <style:style style:name="P7" style:family="paragraph" style:parent-style-name="Standard" style:list-style-name="L6">
      <style:text-properties style:text-underline-style="none" officeooo:rsid="000bbe55" officeooo:paragraph-rsid="000bbe55"/>
    </style:style>
    <style:style style:name="P8" style:family="paragraph" style:parent-style-name="Standard" style:list-style-name="L7">
      <style:text-properties style:text-underline-style="none" officeooo:rsid="000bbe55" officeooo:paragraph-rsid="000bbe55"/>
    </style:style>
    <style:style style:name="P9" style:family="paragraph" style:parent-style-name="Standard" style:list-style-name="L8">
      <style:text-properties style:text-underline-style="none" officeooo:rsid="000bbe55" officeooo:paragraph-rsid="000bbe55"/>
    </style:style>
    <style:style style:name="P10" style:family="paragraph" style:parent-style-name="Standard" style:list-style-name="L9">
      <style:text-properties style:text-underline-style="none" officeooo:rsid="000bbe55" officeooo:paragraph-rsid="000bbe55"/>
    </style:style>
    <style:style style:name="P11" style:family="paragraph" style:parent-style-name="Standard">
      <style:text-properties style:text-underline-style="none" officeooo:rsid="000c10dc" officeooo:paragraph-rsid="000c10dc"/>
    </style:style>
    <style:style style:name="P12" style:family="paragraph" style:parent-style-name="Standard" style:list-style-name="L10">
      <style:text-properties style:text-underline-style="none" officeooo:rsid="000c10dc" officeooo:paragraph-rsid="000c10dc"/>
    </style:style>
    <style:style style:name="P13" style:family="paragraph" style:parent-style-name="Standard" style:list-style-name="L12">
      <style:text-properties style:text-underline-style="none" officeooo:rsid="000c10dc" officeooo:paragraph-rsid="000c10dc"/>
    </style:style>
    <style:style style:name="P14" style:family="paragraph" style:parent-style-name="Standard" style:list-style-name="L12">
      <style:text-properties style:text-underline-style="none" officeooo:rsid="000caf32" officeooo:paragraph-rsid="000caf32"/>
    </style:style>
    <style:style style:name="P15" style:family="paragraph" style:parent-style-name="Standard">
      <style:text-properties style:text-underline-style="none" officeooo:rsid="000caf32" officeooo:paragraph-rsid="000caf32"/>
    </style:style>
    <style:style style:name="P16" style:family="paragraph" style:parent-style-name="Standard" style:list-style-name="L13">
      <style:text-properties style:text-underline-style="none" officeooo:rsid="000caf32" officeooo:paragraph-rsid="000caf32"/>
    </style:style>
    <style:style style:name="P17" style:family="paragraph" style:parent-style-name="Standard" style:list-style-name="L14">
      <style:text-properties style:text-underline-style="none" officeooo:rsid="000caf32" officeooo:paragraph-rsid="000caf32"/>
    </style:style>
    <style:style style:name="P18" style:family="paragraph" style:parent-style-name="Standard">
      <style:text-properties style:text-underline-style="none" officeooo:rsid="000cc981" officeooo:paragraph-rsid="000cc981"/>
    </style:style>
    <style:style style:name="P19" style:family="paragraph" style:parent-style-name="Standard" style:list-style-name="L15">
      <style:text-properties style:text-underline-style="none" officeooo:rsid="000cc981" officeooo:paragraph-rsid="000cc981"/>
    </style:style>
    <style:style style:name="P20" style:family="paragraph" style:parent-style-name="Standard" style:list-style-name="L15">
      <style:text-properties style:text-underline-style="none" officeooo:rsid="000eb670" officeooo:paragraph-rsid="000eb670"/>
    </style:style>
    <style:style style:name="P21" style:family="paragraph" style:parent-style-name="Standard">
      <style:text-properties style:text-underline-style="none" officeooo:rsid="000ee29c" officeooo:paragraph-rsid="000ee29c"/>
    </style:style>
    <style:style style:name="P22" style:family="paragraph" style:parent-style-name="Standard" style:list-style-name="L16">
      <style:text-properties style:text-underline-style="none" officeooo:rsid="000ee29c" officeooo:paragraph-rsid="000ee29c"/>
    </style:style>
    <style:style style:name="P23" style:family="paragraph" style:parent-style-name="Standard">
      <style:text-properties style:text-underline-style="none" officeooo:rsid="001048b5" officeooo:paragraph-rsid="001048b5"/>
    </style:style>
    <style:style style:name="P24" style:family="paragraph" style:parent-style-name="Standard" style:list-style-name="L17">
      <style:text-properties style:text-underline-style="none" officeooo:rsid="001048b5" officeooo:paragraph-rsid="001048b5"/>
    </style:style>
    <style:style style:name="P25" style:family="paragraph" style:parent-style-name="Standard" style:list-style-name="L18">
      <style:text-properties style:text-underline-style="none" officeooo:rsid="001048b5" officeooo:paragraph-rsid="001048b5"/>
    </style:style>
    <style:style style:name="P26" style:family="paragraph" style:parent-style-name="Standard">
      <style:text-properties style:text-underline-style="none" officeooo:rsid="0011a90d" officeooo:paragraph-rsid="0011a90d"/>
    </style:style>
    <style:style style:name="P27" style:family="paragraph" style:parent-style-name="Standard">
      <style:text-properties style:text-underline-style="none" officeooo:rsid="0011de7d" officeooo:paragraph-rsid="0011de7d"/>
    </style:style>
    <style:style style:name="P28" style:family="paragraph" style:parent-style-name="Standard" style:list-style-name="L19">
      <style:text-properties style:text-underline-style="none" officeooo:rsid="0011de7d" officeooo:paragraph-rsid="0011de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00 review</text:p>
      <text:p text:style-name="P1"/>
      <text:p text:style-name="P1">wont be on the exam</text:p>
      <text:list xml:id="list9182704718725176006" text:style-name="L2">
        <text:list-item>
          <text:p text:style-name="P2">ncurses</text:p>
        </text:list-item>
        <text:list-item>
          <text:p text:style-name="P2">UML</text:p>
        </text:list-item>
      </text:list>
      <text:p text:style-name="P1">algorithms</text:p>
      <text:list xml:id="list151709441438265" text:continue-numbering="true" text:style-name="L2">
        <text:list-item>
          <text:p text:style-name="P2">sorting</text:p>
        </text:list-item>
        <text:list-item>
          <text:p text:style-name="P2">cextras</text:p>
        </text:list-item>
      </text:list>
      <text:p text:style-name="P1"/>
      <text:p text:style-name="P1">translation units</text:p>
      <text:list xml:id="list6290278309663693934" text:style-name="L3">
        <text:list-item>
          <text:p text:style-name="P3">the final inpt to a c compiler from which an object file is created</text:p>
        </text:list-item>
        <text:list-item>
          <text:p text:style-name="P3">essencially its your .c after compiling</text:p>
        </text:list-item>
      </text:list>
      <text:p text:style-name="P4">Compiling</text:p>
      <text:list xml:id="list2201109613280863144" text:style-name="L4">
        <text:list-item>
          <text:p text:style-name="P5">preprocessor .c /.h</text:p>
        </text:list-item>
        <text:list-item>
          <text:p text:style-name="P5">compiler -input files</text:p>
        </text:list-item>
        <text:list-item>
          <text:p text:style-name="P5">assembler- assembles the code depending on the cpu</text:p>
        </text:list-item>
        <text:list-item>
          <text:p text:style-name="P5">linker – links the needed libraries and file</text:p>
        </text:list-item>
        <text:list-item>
          <text:p text:style-name="P5">gcc -file.c -Iinclude -Wall -std=c99</text:p>
        </text:list-item>
        <text:list-item>
          <text:p text:style-name="P5">only one int main allowed</text:p>
        </text:list-item>
      </text:list>
      <text:p text:style-name="P4">#define VARIABLE 6</text:p>
      <text:list xml:id="list2805085075649870462" text:style-name="L5">
        <text:list-item>
          <text:p text:style-name="P6">creates preprocessor constant called VARIABLE with the value 6</text:p>
        </text:list-item>
        <text:list-item>
          <text:p text:style-name="P6">the preprocessor will search your code and replace VARIABLE with the value 6</text:p>
        </text:list-item>
        <text:list-item>
          <text:p text:style-name="P6">preprocessor can handle simple math ex VAR 6 +1</text:p>
        </text:list-item>
      </text:list>
      <text:p text:style-name="P4">#ifndefs</text:p>
      <text:list xml:id="list953980059386636275" text:style-name="L6">
        <text:list-item>
          <text:p text:style-name="P7">you can leaverage the preprocessor to change what your compiler sees as input</text:p>
        </text:list-item>
        <text:list-item>
          <text:p text:style-name="P7">this is called conditional compiling</text:p>
        </text:list-item>
        <text:list-item>
          <text:p text:style-name="P7">we use this to make sure .h files are included only once</text:p>
        </text:list-item>
      </text:list>
      <text:p text:style-name="P4">Modularity</text:p>
      <text:list xml:id="list1407206438426103397" text:style-name="L7">
        <text:list-item>
          <text:p text:style-name="P8">the practice of breaking down your program to small processes that do one thing, when combined they create one big working thing</text:p>
        </text:list-item>
      </text:list>
      <text:p text:style-name="P4">Modular programming</text:p>
      <text:list xml:id="list7101894865942440123" text:style-name="L8">
        <text:list-item>
          <text:p text:style-name="P9">each module is composed of 2 peices – interface, implementation</text:p>
        </text:list-item>
        <text:list-item>
          <text:p text:style-name="P9">interface is the .h</text:p>
        </text:list-item>
        <text:list-item>
          <text:p text:style-name="P9">implementation is your .c</text:p>
        </text:list-item>
      </text:list>
      <text:p text:style-name="P4">Memory layout</text:p>
      <text:list xml:id="list6566929917921514953" text:style-name="L9">
        <text:list-item>
          <text:p text:style-name="P10">stack</text:p>
          <text:list>
            <text:list-item>
              <text:p text:style-name="P10">automatic allocation</text:p>
            </text:list-item>
            <text:list-item>
              <text:p text:style-name="P10">static allocs</text:p>
            </text:list-item>
            <text:list-item>
              <text:p text:style-name="P10">vars for each function call</text:p>
            </text:list-item>
          </text:list>
        </text:list-item>
        <text:list-item>
          <text:p text:style-name="P10">heap</text:p>
          <text:list>
            <text:list-item>
              <text:p text:style-name="P10">manual runtime allocation</text:p>
            </text:list-item>
            <text:list-item>
              <text:p text:style-name="P10">you must manage the dynamic memory</text:p>
            </text:list-item>
          </text:list>
        </text:list-item>
        <text:list-item>
          <text:p text:style-name="P10">data</text:p>
          <text:list>
            <text:list-item>
              <text:p text:style-name="P10">globals, literals,statics</text:p>
            </text:list-item>
            <text:list-item>
              <text:p text:style-name="P10">“known at compiler time”</text:p>
            </text:list-item>
          </text:list>
        </text:list-item>
        <text:list-item>
          <text:p text:style-name="P10">text(code)</text:p>
        </text:list-item>
      </text:list>
      <text:p text:style-name="P4"><text:soft-page-break/>Pass a reference vs pass by value, c always passes by value but we can pass the value of a reference</text:p>
      <text:p text:style-name="P4"/>
      <text:p text:style-name="P11">pointer referencing</text:p>
      <text:p text:style-name="P11"/>
      <text:p text:style-name="P11">creating heap memory</text:p>
      <text:list xml:id="list4440705468245895452" text:style-name="L10">
        <text:list-item>
          <text:p text:style-name="P12">malloc stores in bytes</text:p>
        </text:list-item>
        <text:list-item>
          <text:p text:style-name="P12">if malloc fails it will return null;</text:p>
        </text:list-item>
        <text:list-item>
          <text:p text:style-name="P12">remember to free()</text:p>
        </text:list-item>
      </text:list>
      <text:p text:style-name="P11">structs</text:p>
      <text:list xml:id="list6793391620011994483" text:style-name="L12">
        <text:list-item>
          <text:p text:style-name="P13">every member ends with ;</text:p>
        </text:list-item>
        <text:list-item>
          <text:p text:style-name="P13">and the close brackets end with ;</text:p>
        </text:list-item>
        <text:list-item>
          <text:p text:style-name="P13">struct var{</text:p>
          <text:list>
            <text:list-item>
              <text:p text:style-name="P13">int x;</text:p>
            </text:list-item>
            <text:list-item>
              <text:p text:style-name="P13">};</text:p>
            </text:list-item>
          </text:list>
        </text:list-item>
        <text:list-item>
          <text:p text:style-name="P14">type defs</text:p>
        </text:list-item>
      </text:list>
      <text:p text:style-name="P15">unions</text:p>
      <text:list xml:id="list1401423438903880586" text:style-name="L13">
        <text:list-item>
          <text:p text:style-name="P16">can only store one member at a time</text:p>
        </text:list-item>
        <text:list-item>
          <text:p text:style-name="P16">must access the member needed</text:p>
        </text:list-item>
      </text:list>
      <text:p text:style-name="P15">enum</text:p>
      <text:list xml:id="list4699455300702293760" text:style-name="L14">
        <text:list-item>
          <text:p text:style-name="P17">every item ends with ,</text:p>
        </text:list-item>
        <text:list-item>
          <text:p text:style-name="P17">end bracket ends with ;</text:p>
        </text:list-item>
      </text:list>
      <text:p text:style-name="P18">Debuggers</text:p>
      <text:list xml:id="list7579981391625443951" text:style-name="L15">
        <text:list-item>
          <text:p text:style-name="P19">sees where your program crashed and check values step by step</text:p>
        </text:list-item>
        <text:list-item>
          <text:p text:style-name="P20">gcc file.c -g</text:p>
        </text:list-item>
        <text:list-item>
          <text:p text:style-name="P20">gdb ./a.out</text:p>
        </text:list-item>
        <text:list-item>
          <text:p text:style-name="P20">run</text:p>
        </text:list-item>
        <text:list-item>
          <text:p text:style-name="P20">valgrind ./a.out</text:p>
        </text:list-item>
      </text:list>
      <text:p text:style-name="P21">Makefiles</text:p>
      <text:list xml:id="list7966076040815657865" text:style-name="L16">
        <text:list-item>
          <text:p text:style-name="P22">target: dependencies</text:p>
          <text:list>
            <text:list-item>
              <text:p text:style-name="P22">command to build target out of dependencies</text:p>
            </text:list-item>
          </text:list>
        </text:list-item>
      </text:list>
      <text:p text:style-name="P23">Dynamic data Structures</text:p>
      <text:list xml:id="list7774385319213712044" text:style-name="L17">
        <text:list-item>
          <text:p text:style-name="P24">can store complex data</text:p>
        </text:list-item>
        <text:list-item>
          <text:p text:style-name="P24">structs, unions, heaps all able to change size during run time</text:p>
        </text:list-item>
      </text:list>
      <text:p text:style-name="P23"/>
      <text:p text:style-name="P23">Generic programming</text:p>
      <text:list xml:id="list2836099156005717239" text:style-name="L18">
        <text:list-item>
          <text:p text:style-name="P25">to be specified later type</text:p>
        </text:list-item>
        <text:list-item>
          <text:p text:style-name="P25">doesnt have a certain data type</text:p>
        </text:list-item>
        <text:list-item>
          <text:p text:style-name="P25">data pointers are needed (void pointers, void * x) stores the address</text:p>
          <text:list>
            <text:list-item>
              <text:p text:style-name="P25">must say the type to use the void pointer</text:p>
            </text:list-item>
          </text:list>
        </text:list-item>
        <text:list-item>
          <text:p text:style-name="P25">Function pointers</text:p>
          <text:list>
            <text:list-item>
              <text:p text:style-name="P25">points to code</text:p>
            </text:list-item>
          </text:list>
        </text:list-item>
      </text:list>
      <text:p text:style-name="P23"/>
      <text:p text:style-name="P23"/>
      <text:p text:style-name="P26">int (*ptr)(int,int) = &amp;add; <text:s/>//this is a function pointer declaration</text:p>
      <text:p text:style-name="P26"/>
      <text:p text:style-name="P26">void (*id)(); //is a ptr </text:p>
      <text:p text:style-name="P26"><text:soft-page-break/>void * id(); // is a prototype</text:p>
      <text:p text:style-name="P26"/>
      <text:p text:style-name="P26"/>
      <text:p text:style-name="P27">EXAM:</text:p>
      <text:list xml:id="list3126035397473848577" text:style-name="L19">
        <text:list-item>
          <text:p text:style-name="P28">50 MULTI CHOICE, ONLY 1 CORRECT ANSWER</text:p>
        </text:list-item>
        <text:list-item>
          <text:p text:style-name="P28">4 CHOICES MOSTLY/ SOME HAVE 5</text:p>
        </text:list-item>
        <text:list-item>
          <text:p text:style-name="P28">NEED HB 2 PENCIL</text:p>
        </text:list-item>
        <text:list-item>
          <text:p text:style-name="P28">MUST ATTEND EXAM</text:p>
        </text:list-item>
        <text:list-item>
          <text:p text:style-name="P28">30 HARD</text:p>
        </text:list-item>
        <text:list-item>
          <text:p text:style-name="P28">20 SUPER EASY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4:32:31.855035916</meta:creation-date>
    <dc:date>2016-04-06T15:17:09.006735024</dc:date>
    <meta:editing-duration>PT27M13S</meta:editing-duration>
    <meta:editing-cycles>8</meta:editing-cycles>
    <meta:generator>LibreOffice/5.0.5.2$Linux_x86 LibreOffice_project/00m0$Build-2</meta:generator>
    <meta:document-statistic meta:table-count="0" meta:image-count="0" meta:object-count="0" meta:page-count="3" meta:paragraph-count="92" meta:word-count="491" meta:character-count="2490" meta:non-whitespace-character-count="2154"/>
  </office:meta>
</office:document-meta>
</file>